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6.9mm"/>
    </style:style>
    <style:style style:name="co9" style:family="table-column">
      <style:table-column-properties fo:break-before="auto" style:column-width="33.44mm"/>
    </style:style>
    <style:style style:name="co10" style:family="table-column">
      <style:table-column-properties fo:break-before="auto" style:column-width="32.61mm"/>
    </style:style>
    <style:style style:name="co11" style:family="table-column">
      <style:table-column-properties fo:break-before="auto" style:column-width="29.85mm"/>
    </style:style>
    <style:style style:name="co12" style:family="table-column">
      <style:table-column-properties fo:break-before="auto" style:column-width="6.63mm"/>
    </style:style>
    <style:style style:name="co13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#66ccff"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04" table:default-cell-style-name="ce1"/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Photon Evap File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3" table:number-rows-spanned="1">
            <text:p>States that decay directly to 0+ gs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 table:number-columns-spanned="4" table:number-rows-spanned="1">
            <text:p>States that decay to 2+ Hg198*(1087.67 keV)</text:p>
          </table:table-cell>
          <table:covered-table-cell table:number-columns-repeated="3"/>
          <table:table-cell/>
          <table:table-cell table:style-name="ce2" office:value-type="string" calcext:value-type="string" table:number-columns-spanned="3" table:number-rows-spanned="1">
            <text:p>1087 + trans energy (check)</text:p>
          </table:table-cell>
          <table:covered-table-cell table:number-columns-repeated="2"/>
          <table:table-cell/>
          <table:table-cell table:style-name="ce2" office:value-type="string" calcext:value-type="string">
            <text:p>Level Energy</text:p>
          </table:table-cell>
          <table:table-cell office:value-type="string" calcext:value-type="string">
            <text:p>Trans Energy</text:p>
          </table:table-cell>
          <table:table-cell office:value-type="string" calcext:value-type="string">
            <text:p>Intensit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vel Energy</text:p>
          </table:table-cell>
          <table:table-cell office:value-type="string" calcext:value-type="string">
            <text:p>Trans Energy</text:p>
          </table:table-cell>
          <table:table-cell office:value-type="string" calcext:value-type="string">
            <text:p>BR intensity </text:p>
          </table:table-cell>
          <table:table-cell office:value-type="string" calcext:value-type="string">
            <text:p>PE intensity</text:p>
          </table:table-cell>
          <table:table-cell table:number-columns-repeated="2"/>
          <table:table-cell office:value-type="string" calcext:value-type="string">
            <text:p>Level Energy</text:p>
          </table:table-cell>
          <table:table-cell office:value-type="string" calcext:value-type="string">
            <text:p>Trans Energy</text:p>
          </table:table-cell>
          <table:table-cell office:value-type="string" calcext:value-type="string">
            <text:p>BR intensity</text:p>
          </table:table-cell>
          <table:table-cell office:value-type="string" calcext:value-type="string">
            <text:p>PE intensity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level energy – this value</text:p>
          </table:table-cell>
          <table:covered-table-cell/>
          <table:table-cell/>
          <table:table-cell table:style-name="ce6" office:value-type="float" office:value="1087.6874" calcext:value-type="float">
            <text:p>1087.6874</text:p>
          </table:table-cell>
          <table:table-cell table:style-name="ce15" office:value-type="float" office:value="675.8836" calcext:value-type="float">
            <text:p>675.8836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2267.7" calcext:value-type="float">
            <text:p>2267.7</text:p>
          </table:table-cell>
          <table:table-cell office:value-type="float" office:value="2267" calcext:value-type="float">
            <text:p>2267</text:p>
          </table:table-cell>
          <table:table-cell table:style-name="ce4" office:value-type="float" office:value="0.078978" calcext:value-type="float">
            <text:p>7.90E-02</text:p>
          </table:table-cell>
          <table:table-cell table:formula="of:=([.V31]/([.V29]+[.V30]+[.V31]))" office:value-type="float" office:value="0.0177353342428377" calcext:value-type="float">
            <text:p>0.0177353342</text:p>
          </table:table-cell>
          <table:table-cell table:number-columns-repeated="2"/>
          <table:table-cell office:value-type="float" office:value="2219.4" calcext:value-type="float">
            <text:p>2219.4</text:p>
          </table:table-cell>
          <table:table-cell office:value-type="float" office:value="1131.7" calcext:value-type="float">
            <text:p>1131.7</text:p>
          </table:table-cell>
          <table:table-cell table:style-name="ce4" office:value-type="float" office:value="0.011307" calcext:value-type="float">
            <text:p>1.13E-02</text:p>
          </table:table-cell>
          <table:table-cell table:formula="of:=100/100" office:value-type="float" office:value="1" calcext:value-type="float">
            <text:p>1</text:p>
          </table:table-cell>
          <table:table-cell/>
          <table:table-cell table:formula="of:=SUM([.H4];1087.67)" office:value-type="float" office:value="2219.37" calcext:value-type="float">
            <text:p>2219.37</text:p>
          </table:table-cell>
          <table:table-cell table:formula="of:=[.G4]-[.L4]" office:value-type="float" office:value="0.0300000000002001" calcext:value-type="float">
            <text:p>0.03</text:p>
          </table:table-cell>
          <table:table-cell table:number-columns-repeated="2"/>
          <table:table-cell table:style-name="ce7" office:value-type="float" office:value="1087.6874" calcext:value-type="float">
            <text:p>1087.6874</text:p>
          </table:table-cell>
          <table:table-cell table:style-name="ce16" office:value-type="float" office:value="1087.684" calcext:value-type="float">
            <text:p>1087.684</text:p>
          </table:table-cell>
          <table:table-cell table:style-name="ce26" office:value-type="float" office:value="19.8" calcext:value-type="float">
            <text:p>19.8</text:p>
          </table:table-cell>
          <table:table-cell/>
          <table:table-cell table:style-name="ce20" office:value-type="string" calcext:value-type="string">
            <text:p>decays to 0+</text:p>
          </table:table-cell>
          <table:table-cell table:number-columns-repeated="1004"/>
        </table:table-row>
        <table:table-row table:style-name="ro1">
          <table:table-cell office:value-type="float" office:value="2209.19" calcext:value-type="float">
            <text:p>2209.19</text:p>
          </table:table-cell>
          <table:table-cell office:value-type="float" office:value="2209.2" calcext:value-type="float">
            <text:p>2209.2</text:p>
          </table:table-cell>
          <table:table-cell table:style-name="ce4" office:value-type="float" office:value="0.1524" calcext:value-type="float">
            <text:p>1.52E-01</text:p>
          </table:table-cell>
          <table:table-cell table:formula="of:=([.V27]/([.V20]+[.V21]+[.V22]+[.V23]+[.V24]+[.V25]+[.V26]+[.V27]))" office:value-type="float" office:value="0.139337298215803" calcext:value-type="float">
            <text:p>0.1393372982</text:p>
          </table:table-cell>
          <table:table-cell table:number-columns-repeated="2"/>
          <table:table-cell office:value-type="float" office:value="2209.19" calcext:value-type="float">
            <text:p>2209.19</text:p>
          </table:table-cell>
          <table:table-cell office:value-type="float" office:value="1121.1" calcext:value-type="float">
            <text:p>1121.1</text:p>
          </table:table-cell>
          <table:table-cell table:style-name="ce4" office:value-type="float" office:value="0.1524" calcext:value-type="float">
            <text:p>1.52E-01</text:p>
          </table:table-cell>
          <table:table-cell table:formula="of:=([.V25]/([.V20]+[.V21]+[.V22]+[.V23]+[.V24]+[.V25]+[.V26]+[.V27]))" office:value-type="float" office:value="0.00424808836023789" calcext:value-type="float">
            <text:p>0.0042480884</text:p>
          </table:table-cell>
          <table:table-cell/>
          <table:table-cell table:formula="of:=SUM([.H5];1087.67)" office:value-type="float" office:value="2208.77" calcext:value-type="float">
            <text:p>2208.77</text:p>
          </table:table-cell>
          <table:table-cell table:formula="of:=[.G5]-[.L5]" office:value-type="float" office:value="0.420000000000073" calcext:value-type="float">
            <text:p>0.42</text:p>
          </table:table-cell>
          <table:table-cell table:number-columns-repeated="2"/>
          <table:table-cell table:style-name="ce6" office:value-type="float" office:value="1401.52" calcext:value-type="float">
            <text:p>1401.52</text:p>
          </table:table-cell>
          <table:table-cell table:style-name="ce15" office:value-type="float" office:value="989.7" calcext:value-type="float">
            <text:p>989.7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18" office:value-type="string" calcext:value-type="string">
            <text:p>decays to 2+</text:p>
          </table:table-cell>
          <table:table-cell table:number-columns-repeated="1004"/>
        </table:table-row>
        <table:table-row table:style-name="ro1">
          <table:table-cell office:value-type="float" office:value="2177.65" calcext:value-type="float">
            <text:p>2177.65</text:p>
          </table:table-cell>
          <table:table-cell office:value-type="float" office:value="2177.7" calcext:value-type="float">
            <text:p>2177.7</text:p>
          </table:table-cell>
          <table:table-cell table:style-name="ce4" office:value-type="float" office:value="0.10283" calcext:value-type="float">
            <text:p>1.03E-01</text:p>
          </table:table-cell>
          <table:table-cell table:formula="of:=([.V19]/([.V15]+[.V16]+[.V17]+[.V18]+[.V19]))" office:value-type="float" office:value="0.0256175663311985" calcext:value-type="float">
            <text:p>0.0256175663</text:p>
          </table:table-cell>
          <table:table-cell table:number-columns-repeated="2"/>
          <table:table-cell office:value-type="float" office:value="2177.65" calcext:value-type="float">
            <text:p>2177.65</text:p>
          </table:table-cell>
          <table:table-cell office:value-type="float" office:value="1090.3" calcext:value-type="float">
            <text:p>1090.3</text:p>
          </table:table-cell>
          <table:table-cell table:style-name="ce4" office:value-type="float" office:value="0.10283" calcext:value-type="float">
            <text:p>1.03E-01</text:p>
          </table:table-cell>
          <table:table-cell table:formula="of:=([.V17]/([.V15]+[.V16]+[.V17]+[.V18]+[.V19]))" office:value-type="float" office:value="0.306495882891125" calcext:value-type="float">
            <text:p>0.3064958829</text:p>
          </table:table-cell>
          <table:table-cell/>
          <table:table-cell table:formula="of:=SUM([.H6];1087.67)" office:value-type="float" office:value="2177.97" calcext:value-type="float">
            <text:p>2177.97</text:p>
          </table:table-cell>
          <table:table-cell table:formula="of:=[.G6]-[.L6]" office:value-type="float" office:value="-0.320000000000164" calcext:value-type="float">
            <text:p>-0.32</text:p>
          </table:table-cell>
          <table:table-cell table:number-columns-repeated="2"/>
          <table:table-cell table:style-name="ce7" office:value-type="float" office:value="1401.52" calcext:value-type="float">
            <text:p>1401.52</text:p>
          </table:table-cell>
          <table:table-cell table:style-name="ce16" office:value-type="float" office:value="1401.7" calcext:value-type="float">
            <text:p>1401.7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decays to both</text:p>
          </table:table-cell>
          <table:table-cell table:number-columns-repeated="1004"/>
        </table:table-row>
        <table:table-row table:style-name="ro1">
          <table:table-cell office:value-type="float" office:value="2169.38" calcext:value-type="float">
            <text:p>2169.38</text:p>
          </table:table-cell>
          <table:table-cell office:value-type="float" office:value="2168.7" calcext:value-type="float">
            <text:p>2168.7</text:p>
          </table:table-cell>
          <table:table-cell table:style-name="ce4" office:value-type="float" office:value="0.04407" calcext:value-type="float">
            <text:p>4.41E-02</text:p>
          </table:table-cell>
          <table:table-cell table:formula="of:=([.V14]/([.V10]+[.V11]+[.V12]+[.V13]+[.V14]))" office:value-type="float" office:value="0.17" calcext:value-type="float">
            <text:p>0.17</text:p>
          </table:table-cell>
          <table:table-cell table:number-columns-repeated="2"/>
          <table:table-cell office:value-type="float" office:value="2132.7" calcext:value-type="float">
            <text:p>2132.7</text:p>
          </table:table-cell>
          <table:table-cell office:value-type="float" office:value="1045" calcext:value-type="float">
            <text:p>1045</text:p>
          </table:table-cell>
          <table:table-cell table:style-name="ce4" office:value-type="float" office:value="0.14143" calcext:value-type="float">
            <text:p>1.41E-01</text:p>
          </table:table-cell>
          <table:table-cell table:formula="of:=([.R36]/([.R36]+[.R37]))" office:value-type="float" office:value="0.0740740740740741" calcext:value-type="float">
            <text:p>0.0740740741</text:p>
          </table:table-cell>
          <table:table-cell/>
          <table:table-cell table:formula="of:=SUM([.H7];1087.67)" office:value-type="float" office:value="2132.67" calcext:value-type="float">
            <text:p>2132.67</text:p>
          </table:table-cell>
          <table:table-cell table:formula="of:=[.G7]-[.L7]" office:value-type="float" office:value="0.0299999999997453" calcext:value-type="float">
            <text:p>0.03</text:p>
          </table:table-cell>
          <table:table-cell table:number-columns-repeated="2"/>
          <table:table-cell table:style-name="ce8" office:value-type="float" office:value="1419.41" calcext:value-type="float">
            <text:p>1419.41</text:p>
          </table:table-cell>
          <table:table-cell table:style-name="ce17" office:value-type="float" office:value="331.6" calcext:value-type="float">
            <text:p>331.6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office:value-type="float" office:value="2109.7" calcext:value-type="float">
            <text:p>2109.7</text:p>
          </table:table-cell>
          <table:table-cell office:value-type="float" office:value="2109.9" calcext:value-type="float">
            <text:p>2109.9</text:p>
          </table:table-cell>
          <table:table-cell table:style-name="ce4" office:value-type="float" office:value="0.015576" calcext:value-type="float">
            <text:p>1.56E-02</text:p>
          </table:table-cell>
          <table:table-cell table:formula="of:=([.R35]/([.R34]+[.R35]))" office:value-type="float" office:value="0.310344827586207" calcext:value-type="float">
            <text:p>0.3103448276</text:p>
          </table:table-cell>
          <table:table-cell/>
          <table:table-cell office:value-type="string" calcext:value-type="string">
            <text:p>tentative:</text:p>
          </table:table-cell>
          <table:table-cell office:value-type="float" office:value="1971.02" calcext:value-type="float">
            <text:p>1971.02</text:p>
          </table:table-cell>
          <table:table-cell office:value-type="float" office:value="884" calcext:value-type="float">
            <text:p>884</text:p>
          </table:table-cell>
          <table:table-cell table:style-name="ce4" office:value-type="float" office:value="0.037184" calcext:value-type="float">
            <text:p>3.72E-02</text:p>
          </table:table-cell>
          <table:table-cell table:formula="of:=([.R31]/([.R31]+[.R32]+[.R33]))" office:value-type="float" office:value="0.0763358778625954" calcext:value-type="float">
            <text:p>0.0763358779</text:p>
          </table:table-cell>
          <table:table-cell/>
          <table:table-cell table:formula="of:=SUM([.H8];1087.67)" office:value-type="float" office:value="1971.67" calcext:value-type="float">
            <text:p>1971.67</text:p>
          </table:table-cell>
          <table:table-cell table:formula="of:=[.G8]-[.L8]" office:value-type="float" office:value="-0.650000000000091" calcext:value-type="float">
            <text:p>-0.65</text:p>
          </table:table-cell>
          <table:table-cell table:number-columns-repeated="2"/>
          <table:table-cell table:style-name="ce9" office:value-type="float" office:value="1419.41" calcext:value-type="float">
            <text:p>1419.41</text:p>
          </table:table-cell>
          <table:table-cell table:style-name="ce18" office:value-type="float" office:value="370.8" calcext:value-type="float">
            <text:p>370.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float" office:value="1899.39" calcext:value-type="float">
            <text:p>1899.39</text:p>
          </table:table-cell>
          <table:table-cell office:value-type="float" office:value="1899.3" calcext:value-type="float">
            <text:p>1899.3</text:p>
          </table:table-cell>
          <table:table-cell table:style-name="ce4" office:value-type="float" office:value="0.12484" calcext:value-type="float">
            <text:p>1.25E-01</text:p>
          </table:table-cell>
          <table:table-cell table:formula="of:=([.R30]/([.R28]+[.R29]+[.R30]))" office:value-type="float" office:value="0.8" calcext:value-type="float">
            <text:p>0.8</text:p>
          </table:table-cell>
          <table:table-cell table:number-columns-repeated="2"/>
          <table:table-cell office:value-type="float" office:value="1858.82" calcext:value-type="float">
            <text:p>1858.82</text:p>
          </table:table-cell>
          <table:table-cell office:value-type="float" office:value="771.2" calcext:value-type="float">
            <text:p>771.2</text:p>
          </table:table-cell>
          <table:table-cell table:style-name="ce4" office:value-type="float" office:value="0.23968" calcext:value-type="float">
            <text:p>2.40E-01</text:p>
          </table:table-cell>
          <table:table-cell table:formula="of:=([.R24]/([.R24]+[.R25]+[.R26]+[.R27]))" office:value-type="float" office:value="0.0286396181384248" calcext:value-type="float">
            <text:p>0.0286396181</text:p>
          </table:table-cell>
          <table:table-cell/>
          <table:table-cell table:formula="of:=SUM([.H9];1087.67)" office:value-type="float" office:value="1858.87" calcext:value-type="float">
            <text:p>1858.87</text:p>
          </table:table-cell>
          <table:table-cell table:formula="of:=[.G9]-[.L9]" office:value-type="float" office:value="-0.0500000000001819" calcext:value-type="float">
            <text:p>-0.05</text:p>
          </table:table-cell>
          <table:table-cell table:number-columns-repeated="2"/>
          <table:table-cell table:style-name="ce10" office:value-type="float" office:value="1419.41" calcext:value-type="float">
            <text:p>1419.41</text:p>
          </table:table-cell>
          <table:table-cell table:style-name="ce19" office:value-type="float" office:value="1007.6" calcext:value-type="float">
            <text:p>1007.6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1858.82" calcext:value-type="float">
            <text:p>1858.82</text:p>
          </table:table-cell>
          <table:table-cell office:value-type="float" office:value="1859" calcext:value-type="float">
            <text:p>1859</text:p>
          </table:table-cell>
          <table:table-cell table:style-name="ce4" office:value-type="float" office:value="0.23968" calcext:value-type="float">
            <text:p>2.40E-01</text:p>
          </table:table-cell>
          <table:table-cell table:formula="of:=([.R27]/([.R24]+[.R25]+[.R26]+[.R27]))" office:value-type="float" office:value="0.143198090692124" calcext:value-type="float">
            <text:p>0.1431980907</text:p>
          </table:table-cell>
          <table:table-cell table:number-columns-repeated="2"/>
          <table:table-cell office:value-type="float" office:value="1847.2" calcext:value-type="float">
            <text:p>1847.2</text:p>
          </table:table-cell>
          <table:table-cell office:value-type="float" office:value="759.6" calcext:value-type="float">
            <text:p>759.6</text:p>
          </table:table-cell>
          <table:table-cell table:style-name="ce4" office:value-type="float" office:value="0.29226" calcext:value-type="float">
            <text:p>2.92E-01</text:p>
          </table:table-cell>
          <table:table-cell table:formula="of:=([.R21]/([.R20]+[.R21]+[.R22]+[.R23]))" office:value-type="float" office:value="0.226049515608181" calcext:value-type="float">
            <text:p>0.2260495156</text:p>
          </table:table-cell>
          <table:table-cell/>
          <table:table-cell table:formula="of:=SUM([.H10];1087.67)" office:value-type="float" office:value="1847.27" calcext:value-type="float">
            <text:p>1847.27</text:p>
          </table:table-cell>
          <table:table-cell table:formula="of:=[.G10]-[.L10]" office:value-type="float" office:value="-0.0699999999999363" calcext:value-type="float">
            <text:p>-0.07</text:p>
          </table:table-cell>
          <table:table-cell table:number-columns-repeated="2"/>
          <table:table-cell table:style-name="ce6" office:value-type="float" office:value="1548.49" calcext:value-type="float">
            <text:p>1548.49</text:p>
          </table:table-cell>
          <table:table-cell table:style-name="ce15" office:value-type="float" office:value="1136.8" calcext:value-type="float">
            <text:p>1136.8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6" office:value-type="float" office:value="2169.39" calcext:value-type="float">
            <text:p>2169.39</text:p>
          </table:table-cell>
          <table:table-cell table:style-name="ce15" office:value-type="float" office:value="336.5" calcext:value-type="float">
            <text:p>336.5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office:value-type="float" office:value="1832.58" calcext:value-type="float">
            <text:p>1832.58</text:p>
          </table:table-cell>
          <table:table-cell office:value-type="float" office:value="1832.6" calcext:value-type="float">
            <text:p>1832.6</text:p>
          </table:table-cell>
          <table:table-cell table:style-name="ce4" office:value-type="float" office:value="0.57922" calcext:value-type="float">
            <text:p>5.79E-01</text:p>
          </table:table-cell>
          <table:table-cell table:formula="of:=([.R17]/([.R15]+[.R16]+[.R17]))" office:value-type="float" office:value="0.342820181112548" calcext:value-type="float">
            <text:p>0.3428201811</text:p>
          </table:table-cell>
          <table:table-cell table:number-columns-repeated="2"/>
          <table:table-cell office:value-type="float" office:value="1834.9" calcext:value-type="float">
            <text:p>1834.9</text:p>
          </table:table-cell>
          <table:table-cell office:value-type="float" office:value="747.5" calcext:value-type="float">
            <text:p>747.5</text:p>
          </table:table-cell>
          <table:table-cell table:style-name="ce4"/>
          <table:table-cell table:formula="of:=([.R18]/([.R18]+[.R19]))" office:value-type="float" office:value="0.21259842519685" calcext:value-type="float">
            <text:p>0.2125984252</text:p>
          </table:table-cell>
          <table:table-cell/>
          <table:table-cell table:formula="of:=SUM([.H11];1087.67)" office:value-type="float" office:value="1835.17" calcext:value-type="float">
            <text:p>1835.17</text:p>
          </table:table-cell>
          <table:table-cell table:formula="of:=[.G11]-[.L11]" office:value-type="float" office:value="-0.269999999999982" calcext:value-type="float">
            <text:p>-0.27</text:p>
          </table:table-cell>
          <table:table-cell table:number-columns-repeated="2"/>
          <table:table-cell table:style-name="ce7" office:value-type="float" office:value="1548.49" calcext:value-type="float">
            <text:p>1548.49</text:p>
          </table:table-cell>
          <table:table-cell table:style-name="ce16" office:value-type="float" office:value="1548.4" calcext:value-type="float">
            <text:p>1548.4</text:p>
          </table:table-cell>
          <table:table-cell table:style-name="ce26" office:value-type="float" office:value="29" calcext:value-type="float">
            <text:p>29</text:p>
          </table:table-cell>
          <table:table-cell/>
          <table:table-cell table:style-name="ce11" office:value-type="float" office:value="2169.39" calcext:value-type="float">
            <text:p>2169.39</text:p>
          </table:table-cell>
          <table:table-cell table:style-name="ce20" office:value-type="float" office:value="621" calcext:value-type="float">
            <text:p>621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office:value-type="float" office:value="1612.42" calcext:value-type="float">
            <text:p>1612.42</text:p>
          </table:table-cell>
          <table:table-cell office:value-type="float" office:value="1612.5" calcext:value-type="float">
            <text:p>1612.5</text:p>
          </table:table-cell>
          <table:table-cell table:style-name="ce4" office:value-type="float" office:value="0.44546" calcext:value-type="float">
            <text:p>4.45E-01</text:p>
          </table:table-cell>
          <table:table-cell table:formula="of:=([.R14]/([.R12]+[.R13]+[.R14]))" office:value-type="float" office:value="0.0876106194690266" calcext:value-type="float">
            <text:p>0.0876106195</text:p>
          </table:table-cell>
          <table:table-cell table:number-columns-repeated="2"/>
          <table:table-cell office:value-type="float" office:value="1832.58" calcext:value-type="float">
            <text:p>1832.58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57922" calcext:value-type="float">
            <text:p>5.79E-01</text:p>
          </table:table-cell>
          <table:table-cell table:formula="of:=([.R15]/([.R15]+[.R16]+[.R17]))" office:value-type="float" office:value="0.0103492884864166" calcext:value-type="float">
            <text:p>0.0103492885</text:p>
          </table:table-cell>
          <table:table-cell/>
          <table:table-cell table:formula="of:=SUM([.H12];1087.67)" office:value-type="float" office:value="1832.67" calcext:value-type="float">
            <text:p>1832.67</text:p>
          </table:table-cell>
          <table:table-cell table:formula="of:=[.G12]-[.L12]" office:value-type="float" office:value="-0.0900000000001455" calcext:value-type="float">
            <text:p>-0.09</text:p>
          </table:table-cell>
          <table:table-cell table:number-columns-repeated="2"/>
          <table:table-cell table:style-name="ce6" office:value-type="float" office:value="1612.44" calcext:value-type="float">
            <text:p>1612.44</text:p>
          </table:table-cell>
          <table:table-cell table:style-name="ce15" office:value-type="float" office:value="564" calcext:value-type="float">
            <text:p>564</text:p>
          </table:table-cell>
          <table:table-cell table:style-name="ce25" office:value-type="float" office:value="3.1" calcext:value-type="float">
            <text:p>3.1</text:p>
          </table:table-cell>
          <table:table-cell/>
          <table:table-cell table:style-name="ce11" office:value-type="float" office:value="2169.39" calcext:value-type="float">
            <text:p>2169.39</text:p>
          </table:table-cell>
          <table:table-cell table:style-name="ce20" office:value-type="float" office:value="1121.1" calcext:value-type="float">
            <text:p>1121.1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office:value-type="float" office:value="1548.48" calcext:value-type="float">
            <text:p>1548.48</text:p>
          </table:table-cell>
          <table:table-cell office:value-type="float" office:value="1548.4" calcext:value-type="float">
            <text:p>1548.4</text:p>
          </table:table-cell>
          <table:table-cell table:style-name="ce4" office:value-type="float" office:value="0.018922" calcext:value-type="float">
            <text:p>1.89E-02</text:p>
          </table:table-cell>
          <table:table-cell table:formula="of:=([.R11]/([.R11]+[.R10]))" office:value-type="float" office:value="0.224806201550388" calcext:value-type="float">
            <text:p>0.2248062016</text:p>
          </table:table-cell>
          <table:table-cell table:number-columns-repeated="2"/>
          <table:table-cell office:value-type="float" office:value="1419.39" calcext:value-type="float">
            <text:p>1419.39</text:p>
          </table:table-cell>
          <table:table-cell office:value-type="float" office:value="331.6" calcext:value-type="float">
            <text:p>331.6</text:p>
          </table:table-cell>
          <table:table-cell table:style-name="ce4" office:value-type="float" office:value="0.032441" calcext:value-type="float">
            <text:p>3.24E-02</text:p>
          </table:table-cell>
          <table:table-cell table:formula="of:=([.R7]/([.R7]+[.R8]+[.R9]))" office:value-type="float" office:value="0.159090909090909" calcext:value-type="float">
            <text:p>0.1590909091</text:p>
          </table:table-cell>
          <table:table-cell/>
          <table:table-cell table:formula="of:=SUM([.H13];1087.67)" office:value-type="float" office:value="1419.27" calcext:value-type="float">
            <text:p>1419.27</text:p>
          </table:table-cell>
          <table:table-cell table:formula="of:=[.G13]-[.L13]" office:value-type="float" office:value="0.120000000000118" calcext:value-type="float">
            <text:p>0.12</text:p>
          </table:table-cell>
          <table:table-cell table:number-columns-repeated="2"/>
          <table:table-cell table:style-name="ce11" office:value-type="float" office:value="1612.44" calcext:value-type="float">
            <text:p>1612.44</text:p>
          </table:table-cell>
          <table:table-cell table:style-name="ce20" office:value-type="float" office:value="1200.6" calcext:value-type="float">
            <text:p>1200.6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ce11" office:value-type="float" office:value="2169.39" calcext:value-type="float">
            <text:p>2169.39</text:p>
          </table:table-cell>
          <table:table-cell table:style-name="ce35" office:value-type="float" office:value="1758.6" calcext:value-type="float">
            <text:p>1758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float" office:value="1401.5" calcext:value-type="float">
            <text:p>1401.5</text:p>
          </table:table-cell>
          <table:table-cell office:value-type="float" office:value="1401.7" calcext:value-type="float">
            <text:p>1401.7</text:p>
          </table:table-cell>
          <table:table-cell table:style-name="ce4" office:value-type="float" office:value="0.025246" calcext:value-type="float">
            <text:p>2.52E-02</text:p>
          </table:table-cell>
          <table:table-cell table:formula="of:=([.R6]/([.R5]+[.R6]))" office:value-type="float" office:value="0" calcext:value-type="float">
            <text:p>0</text:p>
          </table:table-cell>
          <table:table-cell table:number-columns-repeated="11"/>
          <table:table-cell table:style-name="ce7" office:value-type="float" office:value="1612.44" calcext:value-type="float">
            <text:p>1612.44</text:p>
          </table:table-cell>
          <table:table-cell table:style-name="ce16" office:value-type="float" office:value="1612.5" calcext:value-type="float">
            <text:p>1612.5</text:p>
          </table:table-cell>
          <table:table-cell table:style-name="ce26" office:value-type="float" office:value="9.9" calcext:value-type="float">
            <text:p>9.9</text:p>
          </table:table-cell>
          <table:table-cell/>
          <table:table-cell table:style-name="ce7" office:value-type="float" office:value="2169.39" calcext:value-type="float">
            <text:p>2169.39</text:p>
          </table:table-cell>
          <table:table-cell table:style-name="ce16" office:value-type="float" office:value="2168.7" calcext:value-type="float">
            <text:p>2168.7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float" office:value="1087.67" calcext:value-type="float">
            <text:p>1087.67</text:p>
          </table:table-cell>
          <table:table-cell office:value-type="float" office:value="1087.6" calcext:value-type="float">
            <text:p>1087.6</text:p>
          </table:table-cell>
          <table:table-cell table:style-name="ce4" office:value-type="float" office:value="0.33989" calcext:value-type="float">
            <text:p>3.40E-01</text:p>
          </table:table-cell>
          <table:table-cell table:formula="of:=([.R4]/([.R3]+[.R4]))" office:value-type="float" office:value="0.165275459098498" calcext:value-type="float">
            <text:p>0.1652754591</text:p>
          </table:table-cell>
          <table:table-cell table:number-columns-repeated="11"/>
          <table:table-cell table:style-name="ce12" office:value-type="float" office:value="1832.6" calcext:value-type="float">
            <text:p>1832.6</text:p>
          </table:table-cell>
          <table:table-cell table:style-name="ce21" office:value-type="float" office:value="745" calcext:value-type="float">
            <text:p>745</text:p>
          </table:table-cell>
          <table:table-cell table:style-name="ce31" office:value-type="float" office:value="1.6" calcext:value-type="float">
            <text:p>1.6</text:p>
          </table:table-cell>
          <table:table-cell/>
          <table:table-cell table:style-name="ce12" office:value-type="float" office:value="2177.6" calcext:value-type="float">
            <text:p>2177.6</text:p>
          </table:table-cell>
          <table:table-cell table:style-name="ce21" office:value-type="float" office:value="318.9" calcext:value-type="float">
            <text:p>318.9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3" office:value-type="float" office:value="1832.6" calcext:value-type="float">
            <text:p>1832.6</text:p>
          </table:table-cell>
          <table:table-cell table:style-name="ce22" office:value-type="float" office:value="1420.6" calcext:value-type="float">
            <text:p>1420.6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13" office:value-type="float" office:value="2177.6" calcext:value-type="float">
            <text:p>2177.6</text:p>
          </table:table-cell>
          <table:table-cell table:style-name="ce24" office:value-type="float" office:value="758" calcext:value-type="float">
            <text:p>758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4" office:value-type="float" office:value="1832.6" calcext:value-type="float">
            <text:p>1832.6</text:p>
          </table:table-cell>
          <table:table-cell table:style-name="ce23" office:value-type="float" office:value="1832.6" calcext:value-type="float">
            <text:p>1832.6</text:p>
          </table:table-cell>
          <table:table-cell table:style-name="ce33" office:value-type="float" office:value="53" calcext:value-type="float">
            <text:p>53</text:p>
          </table:table-cell>
          <table:table-cell/>
          <table:table-cell table:style-name="ce13" office:value-type="float" office:value="2177.6" calcext:value-type="float">
            <text:p>2177.6</text:p>
          </table:table-cell>
          <table:table-cell table:style-name="ce24" office:value-type="float" office:value="1090.3" calcext:value-type="float">
            <text:p>1090.3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2" table:number-rows-spanned="1">
            <text:p>For Tl ground state decay:</text:p>
          </table:table-cell>
          <table:covered-table-cell/>
          <table:table-cell office:value-type="string" calcext:value-type="string">
            <text:p>decays to 0+</text:p>
          </table:table-cell>
          <table:table-cell office:value-type="string" calcext:value-type="string">
            <text:p>decays to 2+</text:p>
          </table:table-cell>
          <table:table-cell table:number-columns-repeated="11"/>
          <table:table-cell table:style-name="ce8" office:value-type="float" office:value="1834.9" calcext:value-type="float">
            <text:p>1834.9</text:p>
          </table:table-cell>
          <table:table-cell table:style-name="ce17" office:value-type="float" office:value="747.5" calcext:value-type="float">
            <text:p>747.5</text:p>
          </table:table-cell>
          <table:table-cell table:style-name="ce27" office:value-type="float" office:value="27" calcext:value-type="float">
            <text:p>27</text:p>
          </table:table-cell>
          <table:table-cell/>
          <table:table-cell table:style-name="ce13" office:value-type="float" office:value="2177.6" calcext:value-type="float">
            <text:p>2177.6</text:p>
          </table:table-cell>
          <table:table-cell table:style-name="ce24" office:value-type="float" office:value="1765.8" calcext:value-type="float">
            <text:p>1765.8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SUM([.C4]*[.D4];[.C5]*[.D5];[.C6]*[.D6];[.C7]*[.D7];[.C8]*[.D8];[.C9]*[.D9];[.C10]*[.D10];[.C11]*[.D11];[.C12]*[.D12];[.C13]*[.D13];[.C14]*[.D14];[.C15]*[.D15])" office:value-type="float" office:value="0.469814099824735" calcext:value-type="float">
            <text:p>0.4698140998</text:p>
          </table:table-cell>
          <table:table-cell table:formula="of:=[.D15]*SUM([.I4]*[.J4];[.I5]*[.J5];[.I6]*[.J6];[.I7]*[.J7];[.I8]*[.J8];[.I9]*[.J9];[.I10]*[.J10];[.I12]*[.J12];[.I13]*[.J13])" office:value-type="float" office:value="0.0232825701115248" calcext:value-type="float">
            <text:p>0.0232825701</text:p>
          </table:table-cell>
          <table:table-cell table:number-columns-repeated="11"/>
          <table:table-cell table:style-name="ce10" office:value-type="float" office:value="1834.9" calcext:value-type="float">
            <text:p>1834.9</text:p>
          </table:table-cell>
          <table:table-cell table:style-name="ce19" office:value-type="float" office:value="786.3" calcext:value-type="float">
            <text:p>786.3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14" office:value-type="float" office:value="2177.6" calcext:value-type="float">
            <text:p>2177.6</text:p>
          </table:table-cell>
          <table:table-cell table:style-name="ce23" office:value-type="float" office:value="2177.7" calcext:value-type="float">
            <text:p>2177.7</text:p>
          </table:table-cell>
          <table:table-cell table:style-name="ce33" office:value-type="float" office:value="5.6" calcext:value-type="float">
            <text:p>5.6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TOTAL:</text:p>
          </table:table-cell>
          <table:table-cell table:style-name="ce5" table:formula="of:=SUM([.C19];[.D19])" office:value-type="float" office:value="0.49309666993626" calcext:value-type="float">
            <text:p>0.4930966699</text:p>
          </table:table-cell>
          <table:table-cell table:number-columns-repeated="12"/>
          <table:table-cell table:style-name="ce8" office:value-type="float" office:value="1847.21" calcext:value-type="float">
            <text:p>1847.21</text:p>
          </table:table-cell>
          <table:table-cell table:style-name="ce17" office:value-type="float" office:value="234.8" calcext:value-type="float">
            <text:p>234.8</text:p>
          </table:table-cell>
          <table:table-cell table:style-name="ce27" office:value-type="float" office:value="12.8" calcext:value-type="float">
            <text:p>12.8</text:p>
          </table:table-cell>
          <table:table-cell/>
          <table:table-cell table:style-name="ce12" office:value-type="float" office:value="2209.25" calcext:value-type="float">
            <text:p>2209.25</text:p>
          </table:table-cell>
          <table:table-cell table:style-name="ce21" office:value-type="float" office:value="238.3" calcext:value-type="float">
            <text:p>238.3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2" table:number-rows-spanned="1">
            <text:p>For Tl isomer decay:</text:p>
          </table:table-cell>
          <table:covered-table-cell/>
          <table:table-cell table:style-name="ce5" table:formula="of:=[.C20]*0.441" office:value-type="float" office:value="0.217455631441891" calcext:value-type="float">
            <text:p>0.2174556314</text:p>
          </table:table-cell>
          <table:table-cell table:number-columns-repeated="12"/>
          <table:table-cell table:style-name="ce9" office:value-type="float" office:value="1847.21" calcext:value-type="float">
            <text:p>1847.21</text:p>
          </table:table-cell>
          <table:table-cell table:style-name="ce18" office:value-type="float" office:value="759.6" calcext:value-type="float">
            <text:p>759.6</text:p>
          </table:table-cell>
          <table:table-cell table:style-name="ce28" office:value-type="float" office:value="42" calcext:value-type="float">
            <text:p>42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350.6" calcext:value-type="float">
            <text:p>350.6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9" office:value-type="float" office:value="1847.21" calcext:value-type="float">
            <text:p>1847.21</text:p>
          </table:table-cell>
          <table:table-cell table:style-name="ce18" office:value-type="float" office:value="798.7" calcext:value-type="float">
            <text:p>798.7</text:p>
          </table:table-cell>
          <table:table-cell table:style-name="ce28" office:value-type="float" office:value="31" calcext:value-type="float">
            <text:p>31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376.8" calcext:value-type="float">
            <text:p>376.8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0" office:value-type="float" office:value="1847.21" calcext:value-type="float">
            <text:p>1847.21</text:p>
          </table:table-cell>
          <table:table-cell table:style-name="ce19" office:value-type="float" office:value="1435.4" calcext:value-type="float">
            <text:p>1435.4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596.8" calcext:value-type="float">
            <text:p>596.8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2" office:value-type="float" office:value="1858.89" calcext:value-type="float">
            <text:p>1858.89</text:p>
          </table:table-cell>
          <table:table-cell table:style-name="ce21" office:value-type="float" office:value="771.2" calcext:value-type="float">
            <text:p>771.2</text:p>
          </table:table-cell>
          <table:table-cell table:style-name="ce31" office:value-type="float" office:value="3.6" calcext:value-type="float">
            <text:p>3.6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789.6" calcext:value-type="float">
            <text:p>789.6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3" office:value-type="float" office:value="1858.89" calcext:value-type="float">
            <text:p>1858.89</text:p>
          </table:table-cell>
          <table:table-cell table:style-name="ce24" office:value-type="float" office:value="810.4" calcext:value-type="float">
            <text:p>810.4</text:p>
          </table:table-cell>
          <table:table-cell table:style-name="ce32" office:value-type="float" office:value="4.1" calcext:value-type="float">
            <text:p>4.1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1121.1" calcext:value-type="float">
            <text:p>1121.1</text:p>
          </table:table-cell>
          <table:table-cell table:style-name="ce32" office:value-type="float" office:value="1.25" calcext:value-type="float">
            <text:p>1.25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3" office:value-type="float" office:value="1858.89" calcext:value-type="float">
            <text:p>1858.89</text:p>
          </table:table-cell>
          <table:table-cell table:style-name="ce24" office:value-type="float" office:value="1447" calcext:value-type="float">
            <text:p>1447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13" office:value-type="float" office:value="2209.25" calcext:value-type="float">
            <text:p>2209.25</text:p>
          </table:table-cell>
          <table:table-cell table:style-name="ce24" office:value-type="float" office:value="1797.4" calcext:value-type="float">
            <text:p>1797.4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4" office:value-type="float" office:value="1858.89" calcext:value-type="float">
            <text:p>1858.89</text:p>
          </table:table-cell>
          <table:table-cell table:style-name="ce23" office:value-type="float" office:value="1859" calcext:value-type="float">
            <text:p>1859</text:p>
          </table:table-cell>
          <table:table-cell table:style-name="ce33" office:value-type="float" office:value="18" calcext:value-type="float">
            <text:p>18</text:p>
          </table:table-cell>
          <table:table-cell/>
          <table:table-cell table:style-name="ce14" office:value-type="float" office:value="2209.25" calcext:value-type="float">
            <text:p>2209.25</text:p>
          </table:table-cell>
          <table:table-cell table:style-name="ce23" office:value-type="float" office:value="2209.2" calcext:value-type="float">
            <text:p>2209.2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6" office:value-type="float" office:value="1899.4" calcext:value-type="float">
            <text:p>1899.4</text:p>
          </table:table-cell>
          <table:table-cell table:style-name="ce15" office:value-type="float" office:value="497.9" calcext:value-type="float">
            <text:p>497.9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34" office:value-type="float" office:value="2219.4" calcext:value-type="float">
            <text:p>2219.4</text:p>
          </table:table-cell>
          <table:table-cell table:style-name="ce36" office:value-type="float" office:value="1131.7" calcext:value-type="float">
            <text:p>1131.7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1" office:value-type="float" office:value="1899.4" calcext:value-type="float">
            <text:p>1899.4</text:p>
          </table:table-cell>
          <table:table-cell table:style-name="ce20" office:value-type="float" office:value="1487.5" calcext:value-type="float">
            <text:p>1487.5</text:p>
          </table:table-cell>
          <table:table-cell table:style-name="ce30" office:value-type="float" office:value="15" calcext:value-type="float">
            <text:p>15</text:p>
          </table:table-cell>
          <table:table-cell/>
          <table:table-cell table:style-name="ce6" office:value-type="float" office:value="2267.7" calcext:value-type="float">
            <text:p>2267.7</text:p>
          </table:table-cell>
          <table:table-cell table:style-name="ce15" office:value-type="float" office:value="1219.2" calcext:value-type="float">
            <text:p>1219.2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7" office:value-type="float" office:value="1899.4" calcext:value-type="float">
            <text:p>1899.4</text:p>
          </table:table-cell>
          <table:table-cell table:style-name="ce16" office:value-type="float" office:value="1899.3" calcext:value-type="float">
            <text:p>1899.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11" office:value-type="float" office:value="2267.7" calcext:value-type="float">
            <text:p>2267.7</text:p>
          </table:table-cell>
          <table:table-cell table:style-name="ce20" office:value-type="float" office:value="1856" calcext:value-type="float">
            <text:p>1856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8" office:value-type="float" office:value="1971.02" calcext:value-type="float">
            <text:p>1971.02</text:p>
          </table:table-cell>
          <table:table-cell table:style-name="ce17" office:value-type="float" office:value="884" calcext:value-type="float">
            <text:p>884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7" office:value-type="float" office:value="2267.7" calcext:value-type="float">
            <text:p>2267.7</text:p>
          </table:table-cell>
          <table:table-cell table:style-name="ce16" office:value-type="float" office:value="2267" calcext:value-type="float">
            <text:p>2267</text:p>
          </table:table-cell>
          <table:table-cell table:style-name="ce26" office:value-type="float" office:value="2.6" calcext:value-type="float">
            <text:p>2.6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9" office:value-type="float" office:value="1971.02" calcext:value-type="float">
            <text:p>1971.02</text:p>
          </table:table-cell>
          <table:table-cell table:style-name="ce18" office:value-type="float" office:value="922.7" calcext:value-type="float">
            <text:p>922.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0" office:value-type="float" office:value="1971.02" calcext:value-type="float">
            <text:p>1971.02</text:p>
          </table:table-cell>
          <table:table-cell table:style-name="ce19" office:value-type="float" office:value="1559" calcext:value-type="float">
            <text:p>1559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6" office:value-type="float" office:value="2109.8" calcext:value-type="float">
            <text:p>2109.8</text:p>
          </table:table-cell>
          <table:table-cell table:style-name="ce15" office:value-type="float" office:value="1697.3" calcext:value-type="float">
            <text:p>1697.3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7" office:value-type="float" office:value="2109.8" calcext:value-type="float">
            <text:p>2109.8</text:p>
          </table:table-cell>
          <table:table-cell table:style-name="ce16" office:value-type="float" office:value="2109.9" calcext:value-type="float">
            <text:p>2109.9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132.6" calcext:value-type="float">
            <text:p>2132.6</text:p>
          </table:table-cell>
          <table:table-cell table:style-name="ce17" office:value-type="float" office:value="1045" calcext:value-type="float">
            <text:p>1045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10" office:value-type="float" office:value="2132.6" calcext:value-type="float">
            <text:p>2132.6</text:p>
          </table:table-cell>
          <table:table-cell table:style-name="ce19" office:value-type="float" office:value="1720.8" calcext:value-type="float">
            <text:p>1720.8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number-rows-repeated="27">
          <table:table-cell table:number-columns-repeated="15"/>
          <table:table-cell table:style-name="Default" table:number-columns-repeated="3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2">
          <table:table-cell table:number-columns-repeated="15"/>
          <table:table-cell table:style-name="Default" table:number-columns-repeated="3"/>
          <table:table-cell table:number-columns-repeated="100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4:Sheet1.H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55:14.135588292</meta:creation-date>
    <dc:date>2018-08-22T14:59:23.374020032</dc:date>
    <meta:editing-duration>PT1H22M1S</meta:editing-duration>
    <meta:editing-cycles>2</meta:editing-cycles>
    <meta:generator>LibreOffice/5.0.6.2$Linux_X86_64 LibreOffice_project/00$Build-2</meta:generator>
    <meta:document-statistic meta:table-count="1" meta:cell-count="307" meta:object-count="0"/>
  </office:meta>
</office:document-meta>
</file>